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718A">
            <text:p>Tua-718A</text:p>
          </table:table-cell>
          <table:table-cell office:value-type="float" office:value="58.101476">
            <text:p>58.101476</text:p>
          </table:table-cell>
          <table:table-cell office:value-type="float" office:value="6.695578">
            <text:p>6.695578</text:p>
          </table:table-cell>
          <table:table-cell office:value-type="float" office:value="5090.0">
            <text:p>5090.0</text:p>
          </table:table-cell>
          <table:table-cell office:value-type="float" office:value="55.0">
            <text:p>55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01">
            <text:p>6.01</text:p>
          </table:table-cell>
          <table:table-cell office:value-type="float" office:value="1.21">
            <text:p>1.21</text:p>
          </table:table-cell>
          <table:table-cell office:value-type="float" office:value="1.2076403389035402">
            <text:p>1.2076403389035402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1029">
            <text:p>T-11029</text:p>
          </table:table-cell>
          <table:table-cell office:value-type="float" office:value="58.083333333333336">
            <text:p>58.083333333333336</text:p>
          </table:table-cell>
          <table:table-cell office:value-type="float" office:value="6.783333333333333">
            <text:p>6.783333333333333</text:p>
          </table:table-cell>
          <table:table-cell office:value-type="float" office:value="7060.0">
            <text:p>7060.0</text:p>
          </table:table-cell>
          <table:table-cell office:value-type="float" office:value="110.0">
            <text:p>11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78">
            <text:p>4.78</text:p>
          </table:table-cell>
          <table:table-cell office:value-type="float" office:value="1.2">
            <text:p>1.2</text:p>
          </table:table-cell>
          <table:table-cell office:value-type="float" office:value="1.2007295231047765">
            <text:p>1.2007295231047765</text:p>
          </table:table-cell>
          <table:table-cell office:value-type="string" office:value="Hoeg1995,ProschDanielsen1997,CreelEtal2022">
            <text:p>Hoeg1995,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931A">
            <text:p>Tua-931A</text:p>
          </table:table-cell>
          <table:table-cell office:value-type="float" office:value="58.102438">
            <text:p>58.102438</text:p>
          </table:table-cell>
          <table:table-cell office:value-type="float" office:value="6.698244">
            <text:p>6.698244</text:p>
          </table:table-cell>
          <table:table-cell office:value-type="float" office:value="8950.0">
            <text:p>8950.0</text:p>
          </table:table-cell>
          <table:table-cell office:value-type="float" office:value="75.0">
            <text:p>75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91">
            <text:p>7.91</text:p>
          </table:table-cell>
          <table:table-cell office:value-type="float" office:value="1.2">
            <text:p>1.2</text:p>
          </table:table-cell>
          <table:table-cell office:value-type="float" office:value="1.2038731890923942">
            <text:p>1.2038731890923942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ra-3083">
            <text:p>Tra-3083</text:p>
          </table:table-cell>
          <table:table-cell office:value-type="float" office:value="58.0163">
            <text:p>58.0163</text:p>
          </table:table-cell>
          <table:table-cell office:value-type="float" office:value="7.01">
            <text:p>7.01</text:p>
          </table:table-cell>
          <table:table-cell office:value-type="float" office:value="1785.0">
            <text:p>1785.0</text:p>
          </table:table-cell>
          <table:table-cell office:value-type="float" office:value="30.0">
            <text:p>30.0</text:p>
          </table:table-cell>
          <table:table-cell office:value-type="string" office:value="Potamogeton endocarps">
            <text:p>Potamogeton endocarp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71">
            <text:p>0.71</text:p>
          </table:table-cell>
          <table:table-cell office:value-type="float" office:value="0.69">
            <text:p>0.69</text:p>
          </table:table-cell>
          <table:table-cell office:value-type="float" office:value="0.6893048415885689">
            <text:p>0.6893048415885689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ra-3082">
            <text:p>Tra-3082</text:p>
          </table:table-cell>
          <table:table-cell office:value-type="float" office:value="58.0163">
            <text:p>58.0163</text:p>
          </table:table-cell>
          <table:table-cell office:value-type="float" office:value="7.01">
            <text:p>7.01</text:p>
          </table:table-cell>
          <table:table-cell office:value-type="float" office:value="1785.0">
            <text:p>1785.0</text:p>
          </table:table-cell>
          <table:table-cell office:value-type="float" office:value="30.0">
            <text:p>30.0</text:p>
          </table:table-cell>
          <table:table-cell office:value-type="string" office:value="Ruppia fruits">
            <text:p>Ruppia frui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71">
            <text:p>0.71</text:p>
          </table:table-cell>
          <table:table-cell office:value-type="float" office:value="0.69">
            <text:p>0.69</text:p>
          </table:table-cell>
          <table:table-cell office:value-type="float" office:value="0.6893048415885689">
            <text:p>0.6893048415885689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934A">
            <text:p>Tua-934A</text:p>
          </table:table-cell>
          <table:table-cell office:value-type="float" office:value="58.101108">
            <text:p>58.101108</text:p>
          </table:table-cell>
          <table:table-cell office:value-type="float" office:value="6.68592">
            <text:p>6.68592</text:p>
          </table:table-cell>
          <table:table-cell office:value-type="float" office:value="6995.0">
            <text:p>6995.0</text:p>
          </table:table-cell>
          <table:table-cell office:value-type="float" office:value="75.0">
            <text:p>75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5">
            <text:p>6.5</text:p>
          </table:table-cell>
          <table:table-cell office:value-type="float" office:value="1.2">
            <text:p>1.2</text:p>
          </table:table-cell>
          <table:table-cell office:value-type="float" office:value="1.2039419186802374">
            <text:p>1.2039419186802374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ra-3075">
            <text:p>Tra-3075</text:p>
          </table:table-cell>
          <table:table-cell office:value-type="float" office:value="58.0922">
            <text:p>58.0922</text:p>
          </table:table-cell>
          <table:table-cell office:value-type="float" office:value="7.04">
            <text:p>7.04</text:p>
          </table:table-cell>
          <table:table-cell office:value-type="float" office:value="7810.0">
            <text:p>7810.0</text:p>
          </table:table-cell>
          <table:table-cell office:value-type="float" office:value="45.0">
            <text:p>45.0</text:p>
          </table:table-cell>
          <table:table-cell office:value-type="string" office:value="Terrestrial plant remains">
            <text:p>Terrestrial 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01">
            <text:p>1.01</text:p>
          </table:table-cell>
          <table:table-cell office:value-type="float" office:value="1.1">
            <text:p>1.1</text:p>
          </table:table-cell>
          <table:table-cell office:value-type="float" office:value="1.0991727493587882">
            <text:p>1.0991727493587882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ra-3074">
            <text:p>Tra-3074</text:p>
          </table:table-cell>
          <table:table-cell office:value-type="float" office:value="58.0922">
            <text:p>58.0922</text:p>
          </table:table-cell>
          <table:table-cell office:value-type="float" office:value="7.04">
            <text:p>7.04</text:p>
          </table:table-cell>
          <table:table-cell office:value-type="float" office:value="1545.0">
            <text:p>1545.0</text:p>
          </table:table-cell>
          <table:table-cell office:value-type="float" office:value="30.0">
            <text:p>30.0</text:p>
          </table:table-cell>
          <table:table-cell office:value-type="string" office:value="Terrestrial plant remains">
            <text:p>Terrestrial 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01">
            <text:p>1.01</text:p>
          </table:table-cell>
          <table:table-cell office:value-type="float" office:value="0.68">
            <text:p>0.68</text:p>
          </table:table-cell>
          <table:table-cell office:value-type="float" office:value="0.6768904881389289">
            <text:p>0.6768904881389289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Poz-52936">
            <text:p>Poz-52936</text:p>
          </table:table-cell>
          <table:table-cell office:value-type="float" office:value="58.0775">
            <text:p>58.0775</text:p>
          </table:table-cell>
          <table:table-cell office:value-type="float" office:value="6.82">
            <text:p>6.82</text:p>
          </table:table-cell>
          <table:table-cell office:value-type="float" office:value="7390.0">
            <text:p>7390.0</text:p>
          </table:table-cell>
          <table:table-cell office:value-type="float" office:value="50.0">
            <text:p>50.0</text:p>
          </table:table-cell>
          <table:table-cell office:value-type="string" office:value="moss stalks. with leaves probably drepanocladus">
            <text:p>moss stalks. with leaves probably drepanoclad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.41">
            <text:p>3.41</text:p>
          </table:table-cell>
          <table:table-cell office:value-type="float" office:value="0.68">
            <text:p>0.68</text:p>
          </table:table-cell>
          <table:table-cell office:value-type="float" office:value="0.6810593260363006">
            <text:p>0.6810593260363006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Poz-52955">
            <text:p>Poz-52955</text:p>
          </table:table-cell>
          <table:table-cell office:value-type="float" office:value="58.0775">
            <text:p>58.0775</text:p>
          </table:table-cell>
          <table:table-cell office:value-type="float" office:value="6.82">
            <text:p>6.82</text:p>
          </table:table-cell>
          <table:table-cell office:value-type="float" office:value="3610.0">
            <text:p>3610.0</text:p>
          </table:table-cell>
          <table:table-cell office:value-type="float" office:value="50.0">
            <text:p>50.0</text:p>
          </table:table-cell>
          <table:table-cell office:value-type="string" office:value="drepanocladus moss stalks">
            <text:p>drepanocladus moss stalk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.41">
            <text:p>3.41</text:p>
          </table:table-cell>
          <table:table-cell office:value-type="float" office:value="0.68">
            <text:p>0.68</text:p>
          </table:table-cell>
          <table:table-cell office:value-type="float" office:value="0.6810593260363006">
            <text:p>0.6810593260363006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Ua-44703">
            <text:p>Ua-44703</text:p>
          </table:table-cell>
          <table:table-cell office:value-type="float" office:value="58.096">
            <text:p>58.096</text:p>
          </table:table-cell>
          <table:table-cell office:value-type="float" office:value="6.84">
            <text:p>6.84</text:p>
          </table:table-cell>
          <table:table-cell office:value-type="float" office:value="6681.0">
            <text:p>6681.0</text:p>
          </table:table-cell>
          <table:table-cell office:value-type="float" office:value="41.0">
            <text:p>41.0</text:p>
          </table:table-cell>
          <table:table-cell office:value-type="string" office:value="wood fragment">
            <text:p>wood fragmen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.61">
            <text:p>4.61</text:p>
          </table:table-cell>
          <table:table-cell office:value-type="float" office:value="0.68">
            <text:p>0.68</text:p>
          </table:table-cell>
          <table:table-cell office:value-type="float" office:value="0.6777969039882792">
            <text:p>0.6777969039882792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56">
            <text:p>T-156</text:p>
          </table:table-cell>
          <table:table-cell office:value-type="float" office:value="58.13333333333333">
            <text:p>58.13333333333333</text:p>
          </table:table-cell>
          <table:table-cell office:value-type="float" office:value="6.666666666666667">
            <text:p>6.666666666666667</text:p>
          </table:table-cell>
          <table:table-cell office:value-type="float" office:value="6420.0">
            <text:p>6420.0</text:p>
          </table:table-cell>
          <table:table-cell office:value-type="float" office:value="160.0">
            <text:p>160.0</text:p>
          </table:table-cell>
          <table:table-cell office:value-type="string" office:value="ostea edulis cardium edule littorina littorea">
            <text:p>ostea edulis cardium edule littorina litto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float" office:value="1.2011521142702601">
            <text:p>1.2011521142702601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208">
            <text:p>T-208</text:p>
          </table:table-cell>
          <table:table-cell office:value-type="float" office:value="57.983333333333334">
            <text:p>57.983333333333334</text:p>
          </table:table-cell>
          <table:table-cell office:value-type="float" office:value="7.066666666666666">
            <text:p>7.066666666666666</text:p>
          </table:table-cell>
          <table:table-cell office:value-type="float" office:value="7950.0">
            <text:p>7950.0</text:p>
          </table:table-cell>
          <table:table-cell office:value-type="float" office:value="170.0">
            <text:p>170.0</text:p>
          </table:table-cell>
          <table:table-cell office:value-type="string" office:value="peat  slice">
            <text:p>peat  slice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1">
            <text:p>0.51</text:p>
          </table:table-cell>
          <table:table-cell office:value-type="float" office:value="1.22">
            <text:p>1.22</text:p>
          </table:table-cell>
          <table:table-cell office:value-type="float" office:value="1.21704899564283">
            <text:p>1.21704899564283</text:p>
          </table:table-cell>
          <table:table-cell office:value-type="string" office:value="Nydal1962,CreelEtal2022">
            <text:p>Nydal1962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Ua-3827">
            <text:p>Ua-3827</text:p>
          </table:table-cell>
          <table:table-cell office:value-type="float" office:value="58.089874">
            <text:p>58.089874</text:p>
          </table:table-cell>
          <table:table-cell office:value-type="float" office:value="6.783906">
            <text:p>6.783906</text:p>
          </table:table-cell>
          <table:table-cell office:value-type="float" office:value="3635.0">
            <text:p>3635.0</text:p>
          </table:table-cell>
          <table:table-cell office:value-type="float" office:value="70.0">
            <text:p>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89">
            <text:p>4.89</text:p>
          </table:table-cell>
          <table:table-cell office:value-type="float" office:value="1.21">
            <text:p>1.21</text:p>
          </table:table-cell>
          <table:table-cell office:value-type="float" office:value="1.2088196725484093">
            <text:p>1.2088196725484093</text:p>
          </table:table-cell>
          <table:table-cell office:value-type="string" office:value="Hoeg1995,ProschDanielsen1997,CreelEtal2022">
            <text:p>Hoeg1995,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Ua-3828">
            <text:p>Ua-3828</text:p>
          </table:table-cell>
          <table:table-cell office:value-type="float" office:value="58.089874">
            <text:p>58.089874</text:p>
          </table:table-cell>
          <table:table-cell office:value-type="float" office:value="6.783906">
            <text:p>6.783906</text:p>
          </table:table-cell>
          <table:table-cell office:value-type="float" office:value="6835.0">
            <text:p>6835.0</text:p>
          </table:table-cell>
          <table:table-cell office:value-type="float" office:value="85.0">
            <text:p>8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89">
            <text:p>4.89</text:p>
          </table:table-cell>
          <table:table-cell office:value-type="float" office:value="1.21">
            <text:p>1.21</text:p>
          </table:table-cell>
          <table:table-cell office:value-type="float" office:value="1.2088196725484093">
            <text:p>1.2088196725484093</text:p>
          </table:table-cell>
          <table:table-cell office:value-type="string" office:value="Hoeg1995,ProschDanielsen1997,CreelEtal2022">
            <text:p>Hoeg1995,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Ua-3882">
            <text:p>Ua-3882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1147.0">
            <text:p>1147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67">
            <text:p>3.67</text:p>
          </table:table-cell>
          <table:table-cell office:value-type="float" office:value="0.67">
            <text:p>0.67</text:p>
          </table:table-cell>
          <table:table-cell office:value-type="float" office:value="0.6669403379355229">
            <text:p>0.6669403379355229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Ua-44692">
            <text:p>Ua-44692</text:p>
          </table:table-cell>
          <table:table-cell office:value-type="float" office:value="58.119273">
            <text:p>58.119273</text:p>
          </table:table-cell>
          <table:table-cell office:value-type="float" office:value="6.969215">
            <text:p>6.969215</text:p>
          </table:table-cell>
          <table:table-cell office:value-type="float" office:value="9790.0">
            <text:p>9790.0</text:p>
          </table:table-cell>
          <table:table-cell office:value-type="float" office:value="67.0">
            <text:p>67.0</text:p>
          </table:table-cell>
          <table:table-cell office:value-type="string" office:value="Potamogeton stems betula sp seeds">
            <text:p>Potamogeton stems betula sp see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9">
            <text:p>8.9</text:p>
          </table:table-cell>
          <table:table-cell office:value-type="float" office:value="0.66">
            <text:p>0.66</text:p>
          </table:table-cell>
          <table:table-cell office:value-type="float" office:value="0.6644639925189789">
            <text:p>0.6644639925189789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Ua-44693">
            <text:p>Ua-44693</text:p>
          </table:table-cell>
          <table:table-cell office:value-type="float" office:value="58.0848">
            <text:p>58.0848</text:p>
          </table:table-cell>
          <table:table-cell office:value-type="float" office:value="6.96">
            <text:p>6.96</text:p>
          </table:table-cell>
          <table:table-cell office:value-type="float" office:value="3179.0">
            <text:p>3179.0</text:p>
          </table:table-cell>
          <table:table-cell office:value-type="float" office:value="55.0">
            <text:p>55.0</text:p>
          </table:table-cell>
          <table:table-cell office:value-type="string" office:value="Betula seed leaf fragments catkin scale twig">
            <text:p>Betula seed leaf fragments catkin scale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11">
            <text:p>2.11</text:p>
          </table:table-cell>
          <table:table-cell office:value-type="float" office:value="0.68">
            <text:p>0.68</text:p>
          </table:table-cell>
          <table:table-cell office:value-type="float" office:value="0.6785189667857991">
            <text:p>0.6785189667857991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Ua-44699">
            <text:p>Ua-44699</text:p>
          </table:table-cell>
          <table:table-cell office:value-type="float" office:value="58.096">
            <text:p>58.096</text:p>
          </table:table-cell>
          <table:table-cell office:value-type="float" office:value="6.84">
            <text:p>6.84</text:p>
          </table:table-cell>
          <table:table-cell office:value-type="float" office:value="5202.0">
            <text:p>5202.0</text:p>
          </table:table-cell>
          <table:table-cell office:value-type="float" office:value="45.0">
            <text:p>45.0</text:p>
          </table:table-cell>
          <table:table-cell office:value-type="string" office:value="Twig of Betula or salix">
            <text:p>Twig of Betula or salix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.61">
            <text:p>4.61</text:p>
          </table:table-cell>
          <table:table-cell office:value-type="float" office:value="0.68">
            <text:p>0.68</text:p>
          </table:table-cell>
          <table:table-cell office:value-type="float" office:value="0.6777969039882792">
            <text:p>0.6777969039882792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1037A">
            <text:p>Tua-1037A</text:p>
          </table:table-cell>
          <table:table-cell office:value-type="float" office:value="58.091429">
            <text:p>58.091429</text:p>
          </table:table-cell>
          <table:table-cell office:value-type="float" office:value="6.733167">
            <text:p>6.733167</text:p>
          </table:table-cell>
          <table:table-cell office:value-type="float" office:value="3845.0">
            <text:p>3845.0</text:p>
          </table:table-cell>
          <table:table-cell office:value-type="float" office:value="80.0">
            <text:p>80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91">
            <text:p>3.91</text:p>
          </table:table-cell>
          <table:table-cell office:value-type="float" office:value="1.2">
            <text:p>1.2</text:p>
          </table:table-cell>
          <table:table-cell office:value-type="float" office:value="1.2047768815020197">
            <text:p>1.2047768815020197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719A">
            <text:p>Tua-719A</text:p>
          </table:table-cell>
          <table:table-cell office:value-type="float" office:value="58.075924">
            <text:p>58.075924</text:p>
          </table:table-cell>
          <table:table-cell office:value-type="float" office:value="6.69897">
            <text:p>6.69897</text:p>
          </table:table-cell>
          <table:table-cell office:value-type="float" office:value="5240.0">
            <text:p>5240.0</text:p>
          </table:table-cell>
          <table:table-cell office:value-type="float" office:value="60.0">
            <text:p>60.0</text:p>
          </table:table-cell>
          <table:table-cell office:value-type="string" office:value="diatomite">
            <text:p>diatomite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61">
            <text:p>4.61</text:p>
          </table:table-cell>
          <table:table-cell office:value-type="float" office:value="1.21">
            <text:p>1.21</text:p>
          </table:table-cell>
          <table:table-cell office:value-type="float" office:value="1.2099360689751661">
            <text:p>1.2099360689751661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7">
            <text:p>T-107</text:p>
          </table:table-cell>
          <table:table-cell office:value-type="float" office:value="58.2">
            <text:p>58.2</text:p>
          </table:table-cell>
          <table:table-cell office:value-type="float" office:value="7.1">
            <text:p>7.1</text:p>
          </table:table-cell>
          <table:table-cell office:value-type="float" office:value="7780.0">
            <text:p>7780.0</text:p>
          </table:table-cell>
          <table:table-cell office:value-type="float" office:value="190.0">
            <text:p>190.0</text:p>
          </table:table-cell>
          <table:table-cell office:value-type="string" office:value="marine gyttja">
            <text:p>marine gyttj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9">
            <text:p>1.19</text:p>
          </table:table-cell>
          <table:table-cell office:value-type="float" office:value="1.1926624650449988">
            <text:p>1.1926624650449988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1038A">
            <text:p>Tua-1038A</text:p>
          </table:table-cell>
          <table:table-cell office:value-type="float" office:value="58.102438">
            <text:p>58.102438</text:p>
          </table:table-cell>
          <table:table-cell office:value-type="float" office:value="6.698244">
            <text:p>6.698244</text:p>
          </table:table-cell>
          <table:table-cell office:value-type="float" office:value="1530.0">
            <text:p>1530.0</text:p>
          </table:table-cell>
          <table:table-cell office:value-type="float" office:value="75.0">
            <text:p>75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91">
            <text:p>5.91</text:p>
          </table:table-cell>
          <table:table-cell office:value-type="float" office:value="1.2">
            <text:p>1.2</text:p>
          </table:table-cell>
          <table:table-cell office:value-type="float" office:value="1.2038731890923942">
            <text:p>1.2038731890923942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717">
            <text:p>Tua-717</text:p>
          </table:table-cell>
          <table:table-cell office:value-type="float" office:value="58.115454">
            <text:p>58.115454</text:p>
          </table:table-cell>
          <table:table-cell office:value-type="float" office:value="6.582016">
            <text:p>6.582016</text:p>
          </table:table-cell>
          <table:table-cell office:value-type="float" office:value="7330.0">
            <text:p>7330.0</text:p>
          </table:table-cell>
          <table:table-cell office:value-type="float" office:value="70.0">
            <text:p>70.0</text:p>
          </table:table-cell>
          <table:table-cell office:value-type="string" office:value="silty peat">
            <text:p>silty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14">
            <text:p>1.14</text:p>
          </table:table-cell>
          <table:table-cell office:value-type="float" office:value="1.21">
            <text:p>1.21</text:p>
          </table:table-cell>
          <table:table-cell office:value-type="float" office:value="1.2062689510284375">
            <text:p>1.2062689510284375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665A">
            <text:p>Tua-665A</text:p>
          </table:table-cell>
          <table:table-cell office:value-type="float" office:value="58.101108">
            <text:p>58.101108</text:p>
          </table:table-cell>
          <table:table-cell office:value-type="float" office:value="6.68592">
            <text:p>6.68592</text:p>
          </table:table-cell>
          <table:table-cell office:value-type="float" office:value="5685.0">
            <text:p>5685.0</text:p>
          </table:table-cell>
          <table:table-cell office:value-type="float" office:value="65.0">
            <text:p>65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51">
            <text:p>6.51</text:p>
          </table:table-cell>
          <table:table-cell office:value-type="float" office:value="1.21">
            <text:p>1.21</text:p>
          </table:table-cell>
          <table:table-cell office:value-type="float" office:value="1.2076200409733533">
            <text:p>1.2076200409733533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494A">
            <text:p>T-10494A</text:p>
          </table:table-cell>
          <table:table-cell office:value-type="float" office:value="58.083333333333336">
            <text:p>58.083333333333336</text:p>
          </table:table-cell>
          <table:table-cell office:value-type="float" office:value="6.8">
            <text:p>6.8</text:p>
          </table:table-cell>
          <table:table-cell office:value-type="float" office:value="9055.0">
            <text:p>9055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43">
            <text:p>4.43</text:p>
          </table:table-cell>
          <table:table-cell office:value-type="float" office:value="0.66">
            <text:p>0.66</text:p>
          </table:table-cell>
          <table:table-cell office:value-type="float" office:value="0.6644743512988577">
            <text:p>0.6644743512988577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495A">
            <text:p>T-10495A</text:p>
          </table:table-cell>
          <table:table-cell office:value-type="float" office:value="58.075425">
            <text:p>58.075425</text:p>
          </table:table-cell>
          <table:table-cell office:value-type="float" office:value="6.809474">
            <text:p>6.809474</text:p>
          </table:table-cell>
          <table:table-cell office:value-type="float" office:value="3760.0">
            <text:p>3760.0</text:p>
          </table:table-cell>
          <table:table-cell office:value-type="float" office:value="105.0">
            <text:p>10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8">
            <text:p>3.78</text:p>
          </table:table-cell>
          <table:table-cell office:value-type="float" office:value="1.21">
            <text:p>1.21</text:p>
          </table:table-cell>
          <table:table-cell office:value-type="float" office:value="1.2098816044929055">
            <text:p>1.2098816044929055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495A">
            <text:p>T-10495A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3760.0">
            <text:p>3760.0</text:p>
          </table:table-cell>
          <table:table-cell office:value-type="float" office:value="105.0">
            <text:p>105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8">
            <text:p>3.78</text:p>
          </table:table-cell>
          <table:table-cell office:value-type="float" office:value="0.67">
            <text:p>0.67</text:p>
          </table:table-cell>
          <table:table-cell office:value-type="float" office:value="0.6749435995926044">
            <text:p>0.6749435995926044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496A">
            <text:p>T-10496A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3960.0">
            <text:p>3960.0</text:p>
          </table:table-cell>
          <table:table-cell office:value-type="float" office:value="120.0">
            <text:p>12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8">
            <text:p>3.78</text:p>
          </table:table-cell>
          <table:table-cell office:value-type="float" office:value="0.67">
            <text:p>0.67</text:p>
          </table:table-cell>
          <table:table-cell office:value-type="float" office:value="0.6749435995926044">
            <text:p>0.6749435995926044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497A">
            <text:p>T-10497A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5310.0">
            <text:p>5310.0</text:p>
          </table:table-cell>
          <table:table-cell office:value-type="float" office:value="125.0">
            <text:p>125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77">
            <text:p>3.77</text:p>
          </table:table-cell>
          <table:table-cell office:value-type="float" office:value="0.67">
            <text:p>0.67</text:p>
          </table:table-cell>
          <table:table-cell office:value-type="float" office:value="0.6669403379355229">
            <text:p>0.6669403379355229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720A">
            <text:p>Tua-720A</text:p>
          </table:table-cell>
          <table:table-cell office:value-type="float" office:value="58.101476">
            <text:p>58.101476</text:p>
          </table:table-cell>
          <table:table-cell office:value-type="float" office:value="6.695578">
            <text:p>6.695578</text:p>
          </table:table-cell>
          <table:table-cell office:value-type="float" office:value="7160.0">
            <text:p>7160.0</text:p>
          </table:table-cell>
          <table:table-cell office:value-type="float" office:value="60.0">
            <text:p>60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01">
            <text:p>6.01</text:p>
          </table:table-cell>
          <table:table-cell office:value-type="float" office:value="1.21">
            <text:p>1.21</text:p>
          </table:table-cell>
          <table:table-cell office:value-type="float" office:value="1.2076403389035402">
            <text:p>1.2076403389035402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499A">
            <text:p>T-10499A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7385.0">
            <text:p>7385.0</text:p>
          </table:table-cell>
          <table:table-cell office:value-type="float" office:value="110.0">
            <text:p>11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8">
            <text:p>3.78</text:p>
          </table:table-cell>
          <table:table-cell office:value-type="float" office:value="0.67">
            <text:p>0.67</text:p>
          </table:table-cell>
          <table:table-cell office:value-type="float" office:value="0.6749435995926044">
            <text:p>0.6749435995926044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499A">
            <text:p>T-10499A</text:p>
          </table:table-cell>
          <table:table-cell office:value-type="float" office:value="58.075425">
            <text:p>58.075425</text:p>
          </table:table-cell>
          <table:table-cell office:value-type="float" office:value="6.809474">
            <text:p>6.809474</text:p>
          </table:table-cell>
          <table:table-cell office:value-type="float" office:value="7385.0">
            <text:p>7385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8">
            <text:p>3.78</text:p>
          </table:table-cell>
          <table:table-cell office:value-type="float" office:value="1.21">
            <text:p>1.21</text:p>
          </table:table-cell>
          <table:table-cell office:value-type="float" office:value="1.2098816044929055">
            <text:p>1.2098816044929055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500A">
            <text:p>T-10500A</text:p>
          </table:table-cell>
          <table:table-cell office:value-type="float" office:value="58.075425">
            <text:p>58.075425</text:p>
          </table:table-cell>
          <table:table-cell office:value-type="float" office:value="6.809474">
            <text:p>6.809474</text:p>
          </table:table-cell>
          <table:table-cell office:value-type="float" office:value="7175.0">
            <text:p>7175.0</text:p>
          </table:table-cell>
          <table:table-cell office:value-type="float" office:value="75.0">
            <text:p>7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77">
            <text:p>3.77</text:p>
          </table:table-cell>
          <table:table-cell office:value-type="float" office:value="1.21">
            <text:p>1.21</text:p>
          </table:table-cell>
          <table:table-cell office:value-type="float" office:value="1.2054645079616448">
            <text:p>1.2054645079616448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501A">
            <text:p>T-10501A</text:p>
          </table:table-cell>
          <table:table-cell office:value-type="float" office:value="58.075425">
            <text:p>58.075425</text:p>
          </table:table-cell>
          <table:table-cell office:value-type="float" office:value="6.809474">
            <text:p>6.809474</text:p>
          </table:table-cell>
          <table:table-cell office:value-type="float" office:value="7405.0">
            <text:p>7405.0</text:p>
          </table:table-cell>
          <table:table-cell office:value-type="float" office:value="95.0">
            <text:p>9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8">
            <text:p>3.78</text:p>
          </table:table-cell>
          <table:table-cell office:value-type="float" office:value="1.21">
            <text:p>1.21</text:p>
          </table:table-cell>
          <table:table-cell office:value-type="float" office:value="1.2098816044929055">
            <text:p>1.2098816044929055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501A">
            <text:p>T-10501A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7405.0">
            <text:p>7405.0</text:p>
          </table:table-cell>
          <table:table-cell office:value-type="float" office:value="95.0">
            <text:p>95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8">
            <text:p>3.78</text:p>
          </table:table-cell>
          <table:table-cell office:value-type="float" office:value="0.67">
            <text:p>0.67</text:p>
          </table:table-cell>
          <table:table-cell office:value-type="float" office:value="0.6749435995926044">
            <text:p>0.6749435995926044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502A *">
            <text:p>T-10502A *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8050.0">
            <text:p>8050.0</text:p>
          </table:table-cell>
          <table:table-cell office:value-type="float" office:value="90.0">
            <text:p>9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67">
            <text:p>3.67</text:p>
          </table:table-cell>
          <table:table-cell office:value-type="float" office:value="0.67">
            <text:p>0.67</text:p>
          </table:table-cell>
          <table:table-cell office:value-type="float" office:value="0.6669403379355229">
            <text:p>0.6669403379355229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503A">
            <text:p>T-10503A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9365.0">
            <text:p>9365.0</text:p>
          </table:table-cell>
          <table:table-cell office:value-type="float" office:value="120.0">
            <text:p>12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67">
            <text:p>3.67</text:p>
          </table:table-cell>
          <table:table-cell office:value-type="float" office:value="0.67">
            <text:p>0.67</text:p>
          </table:table-cell>
          <table:table-cell office:value-type="float" office:value="0.6669403379355229">
            <text:p>0.6669403379355229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928A">
            <text:p>Tua-928A</text:p>
          </table:table-cell>
          <table:table-cell office:value-type="float" office:value="58.102438">
            <text:p>58.102438</text:p>
          </table:table-cell>
          <table:table-cell office:value-type="float" office:value="6.698244">
            <text:p>6.698244</text:p>
          </table:table-cell>
          <table:table-cell office:value-type="float" office:value="3020.0">
            <text:p>3020.0</text:p>
          </table:table-cell>
          <table:table-cell office:value-type="float" office:value="65.0">
            <text:p>65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91">
            <text:p>5.91</text:p>
          </table:table-cell>
          <table:table-cell office:value-type="float" office:value="1.2">
            <text:p>1.2</text:p>
          </table:table-cell>
          <table:table-cell office:value-type="float" office:value="1.2038731890923942">
            <text:p>1.2038731890923942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929A">
            <text:p>Tua-929A</text:p>
          </table:table-cell>
          <table:table-cell office:value-type="float" office:value="58.102438">
            <text:p>58.102438</text:p>
          </table:table-cell>
          <table:table-cell office:value-type="float" office:value="6.698244">
            <text:p>6.698244</text:p>
          </table:table-cell>
          <table:table-cell office:value-type="float" office:value="3355.0">
            <text:p>3355.0</text:p>
          </table:table-cell>
          <table:table-cell office:value-type="float" office:value="70.0">
            <text:p>70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91">
            <text:p>5.91</text:p>
          </table:table-cell>
          <table:table-cell office:value-type="float" office:value="1.2">
            <text:p>1.2</text:p>
          </table:table-cell>
          <table:table-cell office:value-type="float" office:value="1.2038731890923942">
            <text:p>1.2038731890923942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930A">
            <text:p>Tua-930A</text:p>
          </table:table-cell>
          <table:table-cell office:value-type="float" office:value="58.102438">
            <text:p>58.102438</text:p>
          </table:table-cell>
          <table:table-cell office:value-type="float" office:value="6.698244">
            <text:p>6.698244</text:p>
          </table:table-cell>
          <table:table-cell office:value-type="float" office:value="8495.0">
            <text:p>8495.0</text:p>
          </table:table-cell>
          <table:table-cell office:value-type="float" office:value="80.0">
            <text:p>80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91">
            <text:p>5.91</text:p>
          </table:table-cell>
          <table:table-cell office:value-type="float" office:value="1.2">
            <text:p>1.2</text:p>
          </table:table-cell>
          <table:table-cell office:value-type="float" office:value="1.2038731890923942">
            <text:p>1.2038731890923942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504">
            <text:p>T-10504</text:p>
          </table:table-cell>
          <table:table-cell office:value-type="float" office:value="58.083333333333336">
            <text:p>58.083333333333336</text:p>
          </table:table-cell>
          <table:table-cell office:value-type="float" office:value="6.8">
            <text:p>6.8</text:p>
          </table:table-cell>
          <table:table-cell office:value-type="float" office:value="3125.0">
            <text:p>3125.0</text:p>
          </table:table-cell>
          <table:table-cell office:value-type="float" office:value="70.0">
            <text:p>7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43">
            <text:p>4.43</text:p>
          </table:table-cell>
          <table:table-cell office:value-type="float" office:value="0.66">
            <text:p>0.66</text:p>
          </table:table-cell>
          <table:table-cell office:value-type="float" office:value="0.6644743512988577">
            <text:p>0.6644743512988577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505">
            <text:p>T-10505</text:p>
          </table:table-cell>
          <table:table-cell office:value-type="float" office:value="58.083333333333336">
            <text:p>58.083333333333336</text:p>
          </table:table-cell>
          <table:table-cell office:value-type="float" office:value="6.8">
            <text:p>6.8</text:p>
          </table:table-cell>
          <table:table-cell office:value-type="float" office:value="7815.0">
            <text:p>7815.0</text:p>
          </table:table-cell>
          <table:table-cell office:value-type="float" office:value="95.0">
            <text:p>95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43">
            <text:p>4.43</text:p>
          </table:table-cell>
          <table:table-cell office:value-type="float" office:value="0.66">
            <text:p>0.66</text:p>
          </table:table-cell>
          <table:table-cell office:value-type="float" office:value="0.6644743512988577">
            <text:p>0.6644743512988577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498A">
            <text:p>T-10498A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7095.0">
            <text:p>7095.0</text:p>
          </table:table-cell>
          <table:table-cell office:value-type="float" office:value="130.0">
            <text:p>13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77">
            <text:p>3.77</text:p>
          </table:table-cell>
          <table:table-cell office:value-type="float" office:value="0.67">
            <text:p>0.67</text:p>
          </table:table-cell>
          <table:table-cell office:value-type="float" office:value="0.6669403379355229">
            <text:p>0.6669403379355229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249B">
            <text:p>T-249B</text:p>
          </table:table-cell>
          <table:table-cell office:value-type="float" office:value="58.100556">
            <text:p>58.100556</text:p>
          </table:table-cell>
          <table:table-cell office:value-type="float" office:value="6.711917">
            <text:p>6.711917</text:p>
          </table:table-cell>
          <table:table-cell office:value-type="float" office:value="11500.0">
            <text:p>11500.0</text:p>
          </table:table-cell>
          <table:table-cell office:value-type="float" office:value="300.0">
            <text:p>300.0</text:p>
          </table:table-cell>
          <table:table-cell office:value-type="string" office:value="clay-mud">
            <text:p>clay-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61">
            <text:p>6.61</text:p>
          </table:table-cell>
          <table:table-cell office:value-type="float" office:value="3.19">
            <text:p>3.19</text:p>
          </table:table-cell>
          <table:table-cell office:value-type="float" office:value="3.1936132221714826">
            <text:p>3.1936132221714826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635">
            <text:p>T-635</text:p>
          </table:table-cell>
          <table:table-cell office:value-type="float" office:value="58.083333333333336">
            <text:p>58.083333333333336</text:p>
          </table:table-cell>
          <table:table-cell office:value-type="float" office:value="6.8">
            <text:p>6.8</text:p>
          </table:table-cell>
          <table:table-cell office:value-type="float" office:value="4850.0">
            <text:p>48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9">
            <text:p>6.9</text:p>
          </table:table-cell>
          <table:table-cell office:value-type="float" office:value="1.2">
            <text:p>1.2</text:p>
          </table:table-cell>
          <table:table-cell office:value-type="float" office:value="1.2047929961342063">
            <text:p>1.2047929961342063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636">
            <text:p>T-636</text:p>
          </table:table-cell>
          <table:table-cell office:value-type="float" office:value="58.083333333333336">
            <text:p>58.083333333333336</text:p>
          </table:table-cell>
          <table:table-cell office:value-type="float" office:value="6.8">
            <text:p>6.8</text:p>
          </table:table-cell>
          <table:table-cell office:value-type="float" office:value="6770.0">
            <text:p>677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9">
            <text:p>6.9</text:p>
          </table:table-cell>
          <table:table-cell office:value-type="float" office:value="1.2">
            <text:p>1.2</text:p>
          </table:table-cell>
          <table:table-cell office:value-type="float" office:value="1.2047929961342063">
            <text:p>1.2047929961342063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933A">
            <text:p>TUa-933A</text:p>
          </table:table-cell>
          <table:table-cell office:value-type="float" office:value="58.101261">
            <text:p>58.101261</text:p>
          </table:table-cell>
          <table:table-cell office:value-type="float" office:value="6.684863">
            <text:p>6.684863</text:p>
          </table:table-cell>
          <table:table-cell office:value-type="float" office:value="3800.0">
            <text:p>3800.0</text:p>
          </table:table-cell>
          <table:table-cell office:value-type="float" office:value="60.0">
            <text:p>60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41">
            <text:p>6.41</text:p>
          </table:table-cell>
          <table:table-cell office:value-type="float" office:value="1.2">
            <text:p>1.2</text:p>
          </table:table-cell>
          <table:table-cell office:value-type="float" office:value="1.203946446450536">
            <text:p>1.203946446450536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932A">
            <text:p>TUa-932A</text:p>
          </table:table-cell>
          <table:table-cell office:value-type="float" office:value="58.126217">
            <text:p>58.126217</text:p>
          </table:table-cell>
          <table:table-cell office:value-type="float" office:value="6.718325">
            <text:p>6.718325</text:p>
          </table:table-cell>
          <table:table-cell office:value-type="float" office:value="5010.0">
            <text:p>5010.0</text:p>
          </table:table-cell>
          <table:table-cell office:value-type="float" office:value="70.0">
            <text:p>70.0</text:p>
          </table:table-cell>
          <table:table-cell office:value-type="string" office:value="Coarse detrital gyttja">
            <text:p>Coarse 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1.21">
            <text:p>31.21</text:p>
          </table:table-cell>
          <table:table-cell office:value-type="float" office:value="1.36">
            <text:p>1.36</text:p>
          </table:table-cell>
          <table:table-cell office:value-type="float" office:value="1.3613866394383645">
            <text:p>1.3613866394383645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1039A">
            <text:p>TUa-1039A</text:p>
          </table:table-cell>
          <table:table-cell office:value-type="float" office:value="58.124143">
            <text:p>58.124143</text:p>
          </table:table-cell>
          <table:table-cell office:value-type="float" office:value="6.731642">
            <text:p>6.731642</text:p>
          </table:table-cell>
          <table:table-cell office:value-type="float" office:value="2490.0">
            <text:p>2490.0</text:p>
          </table:table-cell>
          <table:table-cell office:value-type="float" office:value="80.0">
            <text:p>80.0</text:p>
          </table:table-cell>
          <table:table-cell office:value-type="string" office:value="Fine detrital gyttja">
            <text:p>Fine 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54">
            <text:p>14.54</text:p>
          </table:table-cell>
          <table:table-cell office:value-type="float" office:value="1.27">
            <text:p>1.27</text:p>
          </table:table-cell>
          <table:table-cell office:value-type="float" office:value="1.2689579978880623">
            <text:p>1.2689579978880623</text:p>
          </table:table-cell>
          <table:table-cell office:value-type="string" office:value="ProschDanielsen1996,CreelEtal2022">
            <text:p>ProschDanielsen1996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